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style:font-name="Liberation Sans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font-name="Liberation Sans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25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 table:number-columns-spanned="6" table:number-rows-spanned="1">
            <text:p>81 Item Questionnaire Inspired by <text:span text:style-name="T1">The Enneagram Made Easy</text:span></text:p>
          </table:table-cell>
          <table:covered-table-cell table:number-columns-repeated="5" table:style-name="ce15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5"/>
          <table:table-cell table:style-name="ce9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table:style-name="ce9" office:value-type="string" calcext:value-type="string">
            <text:p>|</text:p>
          </table:table-cell>
          <table:table-cell table:number-columns-repeated="27"/>
          <table:table-cell table:style-name="ce7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am individualistic and not afraid to be differe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have a positive outlook on lif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]);1;IF(ISTEXT([.C6]);2;IF(ISTEXT([.D6]);3;IF(ISTEXT([.E6]);4;IF(ISTEXT([.F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end to make a good first impress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]);1;IF(ISTEXT([.C7]);2;IF(ISTEXT([.D7]);3;IF(ISTEXT([.E7]);4;IF(ISTEXT([.F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sometimes worry, even when things are going wel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]);1;IF(ISTEXT([.C8]);2;IF(ISTEXT([.D8]);3;IF(ISTEXT([.E8]);4;IF(ISTEXT([.F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like sincere people who have integrit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9]);1;IF(ISTEXT([.C9]);2;IF(ISTEXT([.D9]);3;IF(ISTEXT([.E9]);4;IF(ISTEXT([.F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be assertive and even aggressive at ti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10]);1;IF(ISTEXT([.C10]);2;IF(ISTEXT([.D10]);3;IF(ISTEXT([.E10]);4;IF(ISTEXT([.F1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fearless and willing to take risk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1]);1;IF(ISTEXT([.C11]);2;IF(ISTEXT([.D11]);3;IF(ISTEXT([.E11]);4;IF(ISTEXT([.F11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ometimes find it difficult to watch violence on TV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2]);1;IF(ISTEXT([.C12]);2;IF(ISTEXT([.D12]);3;IF(ISTEXT([.E12]);4;IF(ISTEXT([.F1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do my best to keep my word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13]);1;IF(ISTEXT([.C13]);2;IF(ISTEXT([.D13]);3;IF(ISTEXT([.E13]);4;IF(ISTEXT([.F1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indecisive at tim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14]);1;IF(ISTEXT([.C14]);2;IF(ISTEXT([.D14]);3;IF(ISTEXT([.E14]);4;IF(ISTEXT([.F14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lert and cautio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15]);1;IF(ISTEXT([.C15]);2;IF(ISTEXT([.D15]);3;IF(ISTEXT([.E15]);4;IF(ISTEXT([.F1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prefer ideas to material possessio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16]);1;IF(ISTEXT([.C16]);2;IF(ISTEXT([.D16]);3;IF(ISTEXT([.E16]);4;IF(ISTEXT([.F1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chedules and to-do lists help me keep on track and get things don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pbeat and energeti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8]);1;IF(ISTEXT([.C18]);2;IF(ISTEXT([.D18]);3;IF(ISTEXT([.E18]);4;IF(ISTEXT([.F1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be sensitive at tim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articulate and care about grammar, spelling, and punctuatio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20]);1;IF(ISTEXT([.C20]);2;IF(ISTEXT([.D20]);3;IF(ISTEXT([.E20]);4;IF(ISTEXT([.F2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emotional and my feelings are easily hur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1]);1;IF(ISTEXT([.C21]);2;IF(ISTEXT([.D21]);3;IF(ISTEXT([.E21]);4;IF(ISTEXT([.F21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decisive and unshakeab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22]);1;IF(ISTEXT([.C22]);2;IF(ISTEXT([.D22]);3;IF(ISTEXT([.E22]);4;IF(ISTEXT([.F2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like to stay bus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23]);1;IF(ISTEXT([.C23]);2;IF(ISTEXT([.D23]);3;IF(ISTEXT([.E23]);4;IF(ISTEXT([.F2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work hard and am supportive of oth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24]);1;IF(ISTEXT([.C24]);2;IF(ISTEXT([.D24]);3;IF(ISTEXT([.E24]);4;IF(ISTEXT([.F2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t can be difficult getting started, but once I'm going it's hard to sto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25]);1;IF(ISTEXT([.C25]);2;IF(ISTEXT([.D25]);3;IF(ISTEXT([.E25]);4;IF(ISTEXT([.F2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n some ways, I am a "jack of all trades"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26]);1;IF(ISTEXT([.C26]);2;IF(ISTEXT([.D26]);3;IF(ISTEXT([.E26]);4;IF(ISTEXT([.F2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t's fun to be like a fly on the wal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27]);1;IF(ISTEXT([.C27]);2;IF(ISTEXT([.D27]);3;IF(ISTEXT([.E27]);4;IF(ISTEXT([.F2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to make other people happ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28]);1;IF(ISTEXT([.C28]);2;IF(ISTEXT([.D28]);3;IF(ISTEXT([.E28]);4;IF(ISTEXT([.F2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want to be there for my friends when they are sa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9]);1;IF(ISTEXT([.C29]);2;IF(ISTEXT([.D29]);3;IF(ISTEXT([.E29]);4;IF(ISTEXT([.F2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will continue working even when I don't feel wel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0]);1;IF(ISTEXT([.C30]);2;IF(ISTEXT([.D30]);3;IF(ISTEXT([.E30]);4;IF(ISTEXT([.F3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“Nice guys finish last”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31]);1;IF(ISTEXT([.C31]);2;IF(ISTEXT([.D31]);3;IF(ISTEXT([.E31]);4;IF(ISTEXT([.F3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practical and realistic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“Flattery will get you nowhere”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33]);1;IF(ISTEXT([.C33]);2;IF(ISTEXT([.D33]);3;IF(ISTEXT([.E33]);4;IF(ISTEXT([.F33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hate to feel lonely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34]);1;IF(ISTEXT([.C34]);2;IF(ISTEXT([.D34]);3;IF(ISTEXT([.E34]);4;IF(ISTEXT([.F3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ometimes I hide my inner conflict behind a calm exterio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35]);1;IF(ISTEXT([.C35]);2;IF(ISTEXT([.D35]);3;IF(ISTEXT([.E35]);4;IF(ISTEXT([.F3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sometimes get lost in a pit of depressi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can be a bit of a packrat at tim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37]);1;IF(ISTEXT([.C37]);2;IF(ISTEXT([.D37]);3;IF(ISTEXT([.E37]);4;IF(ISTEXT([.F37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try to be likeable and tend to like others as wel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38]);1;IF(ISTEXT([.C38]);2;IF(ISTEXT([.D38]);3;IF(ISTEXT([.E38]);4;IF(ISTEXT([.F38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Others sometimes look to me for direc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9]);1;IF(ISTEXT([.C39]);2;IF(ISTEXT([.D39]);3;IF(ISTEXT([.E39]);4;IF(ISTEXT([.F3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punctual and hate being lat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suspect that fake, pretentious people are hiding something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41]);1;IF(ISTEXT([.C41]);2;IF(ISTEXT([.D41]);3;IF(ISTEXT([.E41]);4;IF(ISTEXT([.F4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k hard and am protective of the ones I lov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42]);1;IF(ISTEXT([.C42]);2;IF(ISTEXT([.D42]);3;IF(ISTEXT([.E42]);4;IF(ISTEXT([.F4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“It is better to give than to receive”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43]);1;IF(ISTEXT([.C43]);2;IF(ISTEXT([.D43]);3;IF(ISTEXT([.E43]);4;IF(ISTEXT([.F43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be controlling at tim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44]);1;IF(ISTEXT([.C44]);2;IF(ISTEXT([.D44]);3;IF(ISTEXT([.E44]);4;IF(ISTEXT([.F4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rowds tend to wear me ou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45]);1;IF(ISTEXT([.C45]);2;IF(ISTEXT([.D45]);3;IF(ISTEXT([.E45]);4;IF(ISTEXT([.F45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enjoy being in harmony with people and natur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46]);1;IF(ISTEXT([.C46]);2;IF(ISTEXT([.D46]);3;IF(ISTEXT([.E46]);4;IF(ISTEXT([.F4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uninhibited and feel free to speak my min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47]);1;IF(ISTEXT([.C47]);2;IF(ISTEXT([.D47]);3;IF(ISTEXT([.E47]);4;IF(ISTEXT([.F4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am honest, sincere, and value fairnes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8]);1;IF(ISTEXT([.C48]);2;IF(ISTEXT([.D48]);3;IF(ISTEXT([.E48]);4;IF(ISTEXT([.F4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49]);1;IF(ISTEXT([.C49]);2;IF(ISTEXT([.D49]);3;IF(ISTEXT([.E49]);4;IF(ISTEXT([.F4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often prioritize others' needs over my ow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0]);1;IF(ISTEXT([.C50]);2;IF(ISTEXT([.D50]);3;IF(ISTEXT([.E50]);4;IF(ISTEXT([.F50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can sometimes be my own worst enem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51]);1;IF(ISTEXT([.C51]);2;IF(ISTEXT([.D51]);3;IF(ISTEXT([.E51]);4;IF(ISTEXT([.F51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can be argumentative and am not afraid to f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52]);1;IF(ISTEXT([.C52]);2;IF(ISTEXT([.D52]);3;IF(ISTEXT([.E52]);4;IF(ISTEXT([.F52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enjoy reading, learning, and watchin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3]);1;IF(ISTEXT([.C53]);2;IF(ISTEXT([.D53]);3;IF(ISTEXT([.E53]);4;IF(ISTEXT([.F53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urrent events sometimes make me depressed and even upse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54]);1;IF(ISTEXT([.C54]);2;IF(ISTEXT([.D54]);3;IF(ISTEXT([.E54]);4;IF(ISTEXT([.F54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on't like to be fenced in with obligation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55]);1;IF(ISTEXT([.C55]);2;IF(ISTEXT([.D55]);3;IF(ISTEXT([.E55]);4;IF(ISTEXT([.F55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reject attempts to control m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56]);1;IF(ISTEXT([.C56]);2;IF(ISTEXT([.D56]);3;IF(ISTEXT([.E56]);4;IF(ISTEXT([.F56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agreeable and tend to adapt to those around m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7]);1;IF(ISTEXT([.C57]);2;IF(ISTEXT([.D57]);3;IF(ISTEXT([.E57]);4;IF(ISTEXT([.F57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see things as being mostly black-and-white - they are good or bad, right or wrong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58]);1;IF(ISTEXT([.C58]);2;IF(ISTEXT([.D58]);3;IF(ISTEXT([.E58]);4;IF(ISTEXT([.F5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am willing to work late to meet deadlin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59]);1;IF(ISTEXT([.C59]);2;IF(ISTEXT([.D59]);3;IF(ISTEXT([.E59]);4;IF(ISTEXT([.F59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dislike it when people try to manipulate m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60]);1;IF(ISTEXT([.C60]);2;IF(ISTEXT([.D60]);3;IF(ISTEXT([.E60]);4;IF(ISTEXT([.F60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tend to come out of my shell only around those with shared interes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61]);1;IF(ISTEXT([.C61]);2;IF(ISTEXT([.D61]);3;IF(ISTEXT([.E61]);4;IF(ISTEXT([.F6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t's easier to do quick unimportant tasks than the big important on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2]);1;IF(ISTEXT([.C62]);2;IF(ISTEXT([.D62]);3;IF(ISTEXT([.E62]);4;IF(ISTEXT([.F62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ike it when people understand m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63]);1;IF(ISTEXT([.C63]);2;IF(ISTEXT([.D63]);3;IF(ISTEXT([.E63]);4;IF(ISTEXT([.F6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have a variety of interest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64]);1;IF(ISTEXT([.C64]);2;IF(ISTEXT([.D64]);3;IF(ISTEXT([.E64]);4;IF(ISTEXT([.F64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ry to follow the rules, but sometimes need to break th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65]);1;IF(ISTEXT([.C65]);2;IF(ISTEXT([.D65]);3;IF(ISTEXT([.E65]);4;IF(ISTEXT([.F6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prefer that relationships be harmoniou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66]);1;IF(ISTEXT([.C66]);2;IF(ISTEXT([.D66]);3;IF(ISTEXT([.E66]);4;IF(ISTEXT([.F66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rarely get bore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67]);1;IF(ISTEXT([.C67]);2;IF(ISTEXT([.D67]);3;IF(ISTEXT([.E67]);4;IF(ISTEXT([.F67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keep things organized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68]);1;IF(ISTEXT([.C68]);2;IF(ISTEXT([.D68]);3;IF(ISTEXT([.E68]);4;IF(ISTEXT([.F68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tend to avoid conflic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9]);1;IF(ISTEXT([.C69]);2;IF(ISTEXT([.D69]);3;IF(ISTEXT([.E69]);4;IF(ISTEXT([.F69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can be cynical and skpetical of others' expertis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70]);1;IF(ISTEXT([.C70]);2;IF(ISTEXT([.D70]);3;IF(ISTEXT([.E70]);4;IF(ISTEXT([.F70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am independent and my own bos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1]);1;IF(ISTEXT([.C71]);2;IF(ISTEXT([.D71]);3;IF(ISTEXT([.E71]);4;IF(ISTEXT([.F71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extraverted and feel comfortable in crowd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72]);1;IF(ISTEXT([.C72]);2;IF(ISTEXT([.D72]);3;IF(ISTEXT([.E72]);4;IF(ISTEXT([.F7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be intuitive and idealis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3]);1;IF(ISTEXT([.C73]);2;IF(ISTEXT([.D73]);3;IF(ISTEXT([.E73]);4;IF(ISTEXT([.F73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tend to doubt those in authorit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74]);1;IF(ISTEXT([.C74]);2;IF(ISTEXT([.D74]);3;IF(ISTEXT([.E74]);4;IF(ISTEXT([.F7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worry about many things, especially inconsistenci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75]);1;IF(ISTEXT([.C75]);2;IF(ISTEXT([.D75]);3;IF(ISTEXT([.E75]);4;IF(ISTEXT([.F75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don't "pull punches" and tell people exactly what I thi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6]);1;IF(ISTEXT([.C76]);2;IF(ISTEXT([.D76]);3;IF(ISTEXT([.E76]);4;IF(ISTEXT([.F76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frequently finish projects earl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7]);1;IF(ISTEXT([.C77]);2;IF(ISTEXT([.D77]);3;IF(ISTEXT([.E77]);4;IF(ISTEXT([.F77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like to get along with people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78]);1;IF(ISTEXT([.C78]);2;IF(ISTEXT([.D78]);3;IF(ISTEXT([.E78]);4;IF(ISTEXT([.F78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nique and tend to be a bit of a non-conformis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9]);1;IF(ISTEXT([.C79]);2;IF(ISTEXT([.D79]);3;IF(ISTEXT([.E79]);4;IF(ISTEXT([.F79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am supportive and a good listen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80]);1;IF(ISTEXT([.C80]);2;IF(ISTEXT([.D80]);3;IF(ISTEXT([.E80]);4;IF(ISTEXT([.F80]);5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 dislike loud peop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81]);1;IF(ISTEXT([.C81]);2;IF(ISTEXT([.D81]);3;IF(ISTEXT([.E81]);4;IF(ISTEXT([.F81]);5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I love adventure and new experience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82]);1;IF(ISTEXT([.C82]);2;IF(ISTEXT([.D82]);3;IF(ISTEXT([.E82]);4;IF(ISTEXT([.F82]);5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 tend to follow the rul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83]);1;IF(ISTEXT([.C83]);2;IF(ISTEXT([.D83]);3;IF(ISTEXT([.E83]);4;IF(ISTEXT([.F83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 am usually a bit more serious than other peopl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4]);1;IF(ISTEXT([.C84]);2;IF(ISTEXT([.D84]);3;IF(ISTEXT([.E84]);4;IF(ISTEXT([.F84]);5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 overindulge at ti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85]);1;IF(ISTEXT([.C85]);2;IF(ISTEXT([.D85]);3;IF(ISTEXT([.E85]);4;IF(ISTEXT([.F85]);5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5"/>
          <table:table-cell table:number-columns-repeated="27"/>
          <table:table-cell table:style-name="Default"/>
          <table:table-cell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4">
          <table:table-cell table:style-name="ce4" office:value-type="string" calcext:value-type="string">
            <text:p>Items inspired by and paraphrased from “Personality Inventory” items in the book <text:span text:style-name="T2">The Enneagram Made Easy </text:span>by Renee Baron and Elizabeth Wagele</text:p>
          </table:table-cell>
          <table:table-cell table:number-columns-repeated="34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5">
          <table:table-cell table:style-name="ce5" office:value-type="string" calcext:value-type="string">
            <text:p>Results appear below, starting on row 201</text:p>
          </table:table-cell>
          <table:table-cell table:number-columns-repeated="32"/>
          <table:table-cell table:style-name="Default"/>
          <table:table-cell/>
        </table:table-row>
        <table:table-row table:style-name="ro4" table:number-rows-repeated="2">
          <table:table-cell table:number-columns-repeated="33"/>
          <table:table-cell table:style-name="Default"/>
          <table:table-cell/>
        </table:table-row>
        <table:table-row table:style-name="ro4" table:number-rows-repeated="106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/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ype<text:span text:style-name="T3">¹</text:span></text:p>
          </table:table-cell>
          <table:table-cell table:style-name="ce26" office:value-type="string" calcext:value-type="string">
            <text:p>[9-45]<text:span text:style-name="T3">²</text:span></text:p>
          </table:table-cell>
          <table:table-cell table:style-name="ce26" office:value-type="string" calcext:value-type="string">
            <text:p>Of Type</text:p>
          </table:table-cell>
          <table:table-cell table:style-name="ce26" office:value-type="string" calcext:value-type="string">
            <text:p>Meaning</text:p>
          </table:table-cell>
          <table:table-cell table:style-name="ce26" office:value-type="string" calcext:value-type="string">
            <text:p>Of Total</text:p>
          </table:table-cell>
          <table:table-cell table:style-name="ce26" office:value-type="string" calcext:value-type="string">
            <text:p>Type(s)<text:span text:style-name="T3">³</text:span>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1: The Perfectionist</text:p>
          </table:table-cell>
          <table:table-cell table:style-name="ce27" table:formula="of:=SUM([.AI13];[.AI20];[.AI32];[.AI40];[.AI48];[.AI58];[.AI68];[.AI75];[.AI83])" office:value-type="float" office:value="11" calcext:value-type="float">
            <text:p>11</text:p>
          </table:table-cell>
          <table:table-cell table:style-name="ce30" table:formula="of:=([.B203]-9)*0.0277778" office:value-type="percentage" office:value="0.0555556" calcext:value-type="percentage">
            <text:p>5.56%</text:p>
          </table:table-cell>
          <table:table-cell table:style-name="ce27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3]/[.C212])" office:value-type="percentage" office:value="0.0128205128205128" calcext:value-type="percentage">
            <text:p>1.28%</text:p>
          </table:table-cell>
          <table:table-cell table:style-name="ce32" table:formula="of:=IF(MAX([.B203:.B211])&lt;=[.B203];&quot;*&quot;;&quot;&quot;)">
            <text:p/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2: The Helper</text:p>
          </table:table-cell>
          <table:table-cell table:style-name="ce27" table:formula="of:=SUM([.AI12];[.AI19];[.AI28];[.AI34];[.AI43];[.AI50];[.AI57];[.AI66];[.AI78])" office:value-type="float" office:value="19" calcext:value-type="float">
            <text:p>19</text:p>
          </table:table-cell>
          <table:table-cell table:style-name="ce30" table:formula="of:=([.B204]-9)*0.0277778" office:value-type="percentage" office:value="0.277778" calcext:value-type="percentage">
            <text:p>27.78%</text:p>
          </table:table-cell>
          <table:table-cell table:style-name="ce27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Low" calcext:value-type="string">
            <text:p>Low</text:p>
          </table:table-cell>
          <table:table-cell table:style-name="ce30" table:formula="of:=([.C204]/[.C212])" office:value-type="percentage" office:value="0.0641025641025641" calcext:value-type="percentage">
            <text:p>6.41%</text:p>
          </table:table-cell>
          <table:table-cell table:style-name="ce32" table:formula="of:=IF(MAX([.B203:.B211])&lt;=[.B204];&quot;*&quot;;&quot;&quot;)">
            <text:p/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3: The Acheiver</text:p>
          </table:table-cell>
          <table:table-cell table:style-name="ce27" table:formula="of:=SUM([.AI7];[.AI17];[.AI23];[.AI30];[.AI39];[.AI49];[.AI59];[.AI67];[.AI77])" office:value-type="float" office:value="28" calcext:value-type="float">
            <text:p>28</text:p>
          </table:table-cell>
          <table:table-cell table:style-name="ce30" table:formula="of:=([.B205]-9)*0.0277778" office:value-type="percentage" office:value="0.5277782" calcext:value-type="percentage">
            <text:p>52.78%</text:p>
          </table:table-cell>
          <table:table-cell table:style-name="ce27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Average" calcext:value-type="string">
            <text:p>Average</text:p>
          </table:table-cell>
          <table:table-cell table:style-name="ce30" table:formula="of:=([.C205]/[.C212])" office:value-type="percentage" office:value="0.121794871794872" calcext:value-type="percentage">
            <text:p>12.18%</text:p>
          </table:table-cell>
          <table:table-cell table:style-name="ce32" table:formula="of:=IF(MAX([.B203:.B211])&lt;=[.B205];&quot;*&quot;;&quot;&quot;)">
            <text:p/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4: The Romantic</text:p>
          </table:table-cell>
          <table:table-cell table:style-name="ce27" table:formula="of:=SUM([.AI9];[.AI21];[.AI29];[.AI36];[.AI44];[.AI54];[.AI63];[.AI73];[.AI79])" office:value-type="float" office:value="36" calcext:value-type="float">
            <text:p>36</text:p>
          </table:table-cell>
          <table:table-cell table:style-name="ce30" table:formula="of:=([.B206]-9)*0.0277778" office:value-type="percentage" office:value="0.7500006" calcext:value-type="percentage">
            <text:p>75.00%</text:p>
          </table:table-cell>
          <table:table-cell table:style-name="ce27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High" calcext:value-type="string">
            <text:p>High</text:p>
          </table:table-cell>
          <table:table-cell table:style-name="ce30" table:formula="of:=([.C206]/[.C212])" office:value-type="percentage" office:value="0.173076923076923" calcext:value-type="percentage">
            <text:p>17.31%</text:p>
          </table:table-cell>
          <table:table-cell table:style-name="ce32" table:formula="of:=IF(MAX([.B203:.B211])&lt;=[.B206];&quot;*&quot;;&quot;&quot;)">
            <text:p/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5: The Observer</text:p>
          </table:table-cell>
          <table:table-cell table:style-name="ce27" table:formula="of:=SUM([.AI5];[.AI16];[.AI27];[.AI35];[.AI45];[.AI53];[.AI61];[.AI70];[.AI81])" office:value-type="float" office:value="45" calcext:value-type="float">
            <text:p>45</text:p>
          </table:table-cell>
          <table:table-cell table:style-name="ce30" table:formula="of:=([.B207]-9)*0.0277778" office:value-type="percentage" office:value="1.0000008" calcext:value-type="percentage">
            <text:p>100.00%</text:p>
          </table:table-cell>
          <table:table-cell table:style-name="ce27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High" calcext:value-type="string">
            <text:p>Very High</text:p>
          </table:table-cell>
          <table:table-cell table:style-name="ce30" table:formula="of:=([.C207]/[.C212])" office:value-type="percentage" office:value="0.230769230769231" calcext:value-type="percentage">
            <text:p>23.08%</text:p>
          </table:table-cell>
          <table:table-cell table:style-name="ce32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6: The Questioner</text:p>
          </table:table-cell>
          <table:table-cell table:style-name="ce27" table:formula="of:=SUM([.AI8];[.AI15];[.AI24];[.AI33];[.AI41];[.AI51];[.AI65];[.AI74];[.AI84])" office:value-type="float" office:value="9" calcext:value-type="float">
            <text:p>9</text:p>
          </table:table-cell>
          <table:table-cell table:style-name="ce30" table:formula="of:=([.B208]-9)*0.0277778" office:value-type="percentage" office:value="0" calcext:value-type="percentage">
            <text:p>0.00%</text:p>
          </table:table-cell>
          <table:table-cell table:style-name="ce27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8]/[.C212])" office:value-type="percentage" office:value="0" calcext:value-type="percentage">
            <text:p>0.00%</text:p>
          </table:table-cell>
          <table:table-cell table:style-name="ce32" table:formula="of:=IF(MAX([.B203:.B211])&lt;=[.B208];&quot;*&quot;;&quot;&quot;)">
            <text:p/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7: The Adventurer</text:p>
          </table:table-cell>
          <table:table-cell table:style-name="ce27" table:formula="of:=SUM([.AI11];[.AI18];[.AI26];[.AI38];[.AI47];[.AI55];[.AI64];[.AI72];[.AI82])" office:value-type="float" office:value="18" calcext:value-type="float">
            <text:p>18</text:p>
          </table:table-cell>
          <table:table-cell table:style-name="ce30" table:formula="of:=([.B209]-9)*0.0277778" office:value-type="percentage" office:value="0.2500002" calcext:value-type="percentage">
            <text:p>25.00%</text:p>
          </table:table-cell>
          <table:table-cell table:style-name="ce27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Low" calcext:value-type="string">
            <text:p>Low</text:p>
          </table:table-cell>
          <table:table-cell table:style-name="ce30" table:formula="of:=([.C209]/[.C212])" office:value-type="percentage" office:value="0.0576923076923077" calcext:value-type="percentage">
            <text:p>5.77%</text:p>
          </table:table-cell>
          <table:table-cell table:style-name="ce32" table:formula="of:=IF(MAX([.B203:.B211])&lt;=[.B209];&quot;*&quot;;&quot;&quot;)">
            <text:p/>
          </table:table-cell>
          <table:table-cell table:number-columns-repeated="29"/>
        </table:table-row>
        <table:table-row table:style-name="ro5">
          <table:table-cell table:style-name="ce17" office:value-type="string" calcext:value-type="string">
            <text:p>8: The Asserter</text:p>
          </table:table-cell>
          <table:table-cell table:style-name="ce27" table:formula="of:=SUM([.AI10];[.AI22];[.AI31];[.AI42];[.AI52];[.AI60];[.AI71];[.AI76];[.AI85])" office:value-type="float" office:value="27" calcext:value-type="float">
            <text:p>27</text:p>
          </table:table-cell>
          <table:table-cell table:style-name="ce30" table:formula="of:=([.B210]-9)*0.0277778" office:value-type="percentage" office:value="0.5000004" calcext:value-type="percentage">
            <text:p>50.00%</text:p>
          </table:table-cell>
          <table:table-cell table:style-name="ce27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Average" calcext:value-type="string">
            <text:p>Average</text:p>
          </table:table-cell>
          <table:table-cell table:style-name="ce30" table:formula="of:=([.C210]/[.C212])" office:value-type="percentage" office:value="0.115384615384615" calcext:value-type="percentage">
            <text:p>11.54%</text:p>
          </table:table-cell>
          <table:table-cell table:style-name="ce32" table:formula="of:=IF(MAX([.B203:.B211])&lt;=[.B210];&quot;*&quot;;&quot;&quot;)">
            <text:p/>
          </table:table-cell>
          <table:table-cell table:number-columns-repeated="29"/>
        </table:table-row>
        <table:table-row table:style-name="ro5">
          <table:table-cell table:style-name="ce18" office:value-type="string" calcext:value-type="string">
            <text:p>9: The Peacemaker</text:p>
          </table:table-cell>
          <table:table-cell table:style-name="ce28" table:formula="of:=SUM([.AI6];[.AI14];[.AI25];[.AI37];[.AI46];[.AI56];[.AI62];[.AI69];[.AI80])" office:value-type="float" office:value="44" calcext:value-type="float">
            <text:p>44</text:p>
          </table:table-cell>
          <table:table-cell table:style-name="ce31" table:formula="of:=([.B211]-9)*0.0277778" office:value-type="percentage" office:value="0.972223" calcext:value-type="percentage">
            <text:p>97.22%</text:p>
          </table:table-cell>
          <table:table-cell table:style-name="ce28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High" calcext:value-type="string">
            <text:p>Very High</text:p>
          </table:table-cell>
          <table:table-cell table:style-name="ce31" table:formula="of:=([.C211]/[.C212])" office:value-type="percentage" office:value="0.224358974358974" calcext:value-type="percentage">
            <text:p>22.44%</text:p>
          </table:table-cell>
          <table:table-cell table:style-name="ce32" table:formula="of:=IF(MAX([.B207:.B215])&lt;=[.B211];&quot;*&quot;;&quot;&quot;)">
            <text:p/>
          </table:table-cell>
          <table:table-cell table:number-columns-repeated="29"/>
        </table:table-row>
        <table:table-row table:style-name="ro5">
          <table:table-cell table:style-name="ce19" office:value-type="string" calcext:value-type="string">
            <text:p>Totals</text:p>
          </table:table-cell>
          <table:table-cell table:style-name="ce29"/>
          <table:table-cell table:style-name="ce32" table:formula="of:=SUM([.C203:.C211])" office:value-type="percentage" office:value="4.3333368" calcext:value-type="percentage">
            <text:p>433.33%</text:p>
          </table:table-cell>
          <table:table-cell table:style-name="ce29"/>
          <table:table-cell table:style-name="ce32" table:formula="of:=SUM([.E203:.E211])" office:value-type="percentage" office:value="1" calcext:value-type="percentage">
            <text:p>100.00%</text:p>
          </table:table-cell>
          <table:table-cell table:style-name="ce29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6">
          <table:table-cell table:style-name="ce20" office:value-type="string" calcext:value-type="string" table:number-columns-spanned="6" table:number-rows-spanned="1">
            <text:p>¹ Type names come from the book <text:span text:style-name="T2">The Enneagram Made Easy</text:span> 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6">
          <table:table-cell table:style-name="ce21" office:value-type="string" calcext:value-type="string" table:number-columns-spanned="6" table:number-rows-spanned="1">
            <text:p><text:span text:style-name="T4">² </text:span><text:span text:style-name="T5">With (81/9)=9items for each type, t</text:span><text:span text:style-name="T5">he Lowest </text:span><text:span text:style-name="T5">possible </text:span><text:span text:style-name="T5">Raw Score is </text:span><text:span text:style-name="T5">(9*1)=</text:span>9, and the Highest possible Raw Score is (9*5)=45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items-3'.A9:'items-3'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3:28:21.776215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31T14:42:01.384374292</dc:date>
    <meta:editing-duration>P2DT1H4M9S</meta:editing-duration>
    <meta:editing-cycles>84</meta:editing-cycles>
    <meta:generator>LibreOffice/6.4.7.2$Linux_X86_64 LibreOffice_project/40$Build-2</meta:generator>
    <meta:document-statistic meta:table-count="1" meta:cell-count="495" meta:object-count="0"/>
  </office:meta>
</office:document-meta>
</file>